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CUDOS FACIALES</text:p>
      <text:p text:style-name="Standard">Los escudos faciales 3D, nacen de la necesidad urgente de elementos de protección para los médicos y otros profesionales de la salud ante la propagación del COVID-19</text:p>
      <text:p text:style-name="Standard">Este modelo, es un diseño que se hizo a partir del modelo liberado por la empresa Prusa 3D (República Checa). Plan 3D y Ocular 3D, y junto con el apoyo de la Fundación Cardiovascular Dr. Jorge Kaplán, le realizaron adaptaciones para optimizar su funcionamiento y producción. Este escudo facial fue aprobado por especialistas del Hospital Dr. Gustavo Fricke de Viña del Mar, para ser utilizado en dicho hospital como alternativa a la emergencia actual, pero NO han sido testeados en laboratorios y no cuentan con certificado de seguridad.</text:p>
      <text:p text:style-name="Standard"/>
      <text:p text:style-name="Standard"/>
      <text:p text:style-name="Standard">Partes del escudo facial:</text:p>
      <text:p text:style-name="Standard">- Vicera impresa en 3D</text:p>
      <text:p text:style-name="Standard">- Mica transparente lisa color natural, tamaño OFICIO</text:p>
      <text:p text:style-name="Standard">- Elástico entre 6-10 mm de ancho, 25 cm de largo (desechable)</text:p>
      <text:p text:style-name="Standard"/>
      <text:p text:style-name="Standard">Características Impresión Optimizada:</text:p>
      <text:p text:style-name="Standard">Material: PLA</text:p>
      <text:p text:style-name="Standard">Capa: 0.3 mm</text:p>
      <text:p text:style-name="Standard">Infill: 20%</text:p>
      <text:p text:style-name="Standard">No necesita soport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6:55:03.820531993</meta:creation-date>
    <dc:date>2021-04-14T16:56:54.476599790</dc:date>
    <meta:editing-duration>PT1M53S</meta:editing-duration>
    <meta:editing-cycles>1</meta:editing-cycles>
    <meta:document-statistic meta:table-count="0" meta:image-count="0" meta:object-count="0" meta:page-count="1" meta:paragraph-count="12" meta:word-count="159" meta:character-count="972" meta:non-whitespace-character-count="825"/>
    <meta:generator>LibreOffice/6.4.6.2$Linux_X86_64 LibreOffice_project/40$Build-2</meta:generator>
  </office:meta>
</office:document-meta>
</file>